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3958" officeooo:paragraph-rsid="00113958"/>
    </style:style>
    <style:style style:name="P2" style:family="paragraph" style:parent-style-name="Standard">
      <style:text-properties officeooo:rsid="0015ff7f" officeooo:paragraph-rsid="0015ff7f"/>
    </style:style>
    <style:style style:name="P3" style:family="paragraph" style:parent-style-name="Standard">
      <style:text-properties officeooo:rsid="0016227a" officeooo:paragraph-rsid="0016227a"/>
    </style:style>
    <style:style style:name="P4" style:family="paragraph" style:parent-style-name="Standard">
      <style:text-properties officeooo:rsid="0018d3c0" officeooo:paragraph-rsid="0018d3c0"/>
    </style:style>
    <style:style style:name="P5" style:family="paragraph" style:parent-style-name="Standard">
      <style:text-properties officeooo:rsid="0019eb4c" officeooo:paragraph-rsid="0019eb4c"/>
    </style:style>
    <style:style style:name="P6" style:family="paragraph" style:parent-style-name="Standard">
      <style:text-properties officeooo:rsid="001a3f2e" officeooo:paragraph-rsid="001a3f2e"/>
    </style:style>
    <style:style style:name="P7" style:family="paragraph" style:parent-style-name="Standard">
      <style:text-properties officeooo:rsid="001d14fe" officeooo:paragraph-rsid="001d14fe"/>
    </style:style>
    <style:style style:name="P8" style:family="paragraph" style:parent-style-name="Standard">
      <style:text-properties officeooo:rsid="001e6f4f" officeooo:paragraph-rsid="001e6f4f"/>
    </style:style>
    <style:style style:name="P9" style:family="paragraph" style:parent-style-name="Standard">
      <style:text-properties officeooo:rsid="001f0424" officeooo:paragraph-rsid="001f0424"/>
    </style:style>
    <style:style style:name="P10" style:family="paragraph" style:parent-style-name="Standard">
      <style:text-properties officeooo:rsid="00233f75" officeooo:paragraph-rsid="00233f75"/>
    </style:style>
    <style:style style:name="P11" style:family="paragraph" style:parent-style-name="Standard">
      <style:text-properties officeooo:rsid="0023418b" officeooo:paragraph-rsid="0023418b"/>
    </style:style>
    <style:style style:name="P12" style:family="paragraph" style:parent-style-name="Standard">
      <style:text-properties officeooo:rsid="00290977" officeooo:paragraph-rsid="00290977"/>
    </style:style>
    <style:style style:name="P13" style:family="paragraph" style:parent-style-name="Standard">
      <style:text-properties officeooo:rsid="002a5b0d" officeooo:paragraph-rsid="002a5b0d"/>
    </style:style>
    <style:style style:name="P14" style:family="paragraph" style:parent-style-name="Standard">
      <style:text-properties officeooo:rsid="002ab7ad" officeooo:paragraph-rsid="002ab7ad"/>
    </style:style>
    <style:style style:name="P15" style:family="paragraph" style:parent-style-name="Standard">
      <style:text-properties officeooo:rsid="002b04bc" officeooo:paragraph-rsid="002b04bc"/>
    </style:style>
    <style:style style:name="T1" style:family="text">
      <style:text-properties fo:color="#c9211e" loext:opacity="100%"/>
    </style:style>
    <style:style style:name="T2" style:family="text">
      <style:text-properties officeooo:rsid="00127638"/>
    </style:style>
    <style:style style:name="T3" style:family="text">
      <style:text-properties officeooo:rsid="0014704e"/>
    </style:style>
    <style:style style:name="T4" style:family="text">
      <style:text-properties officeooo:rsid="001b87dd"/>
    </style:style>
    <style:style style:name="T5" style:family="text">
      <style:text-properties officeooo:rsid="001e6f4f"/>
    </style:style>
    <style:style style:name="T6" style:family="text">
      <style:text-properties officeooo:rsid="002237e5"/>
    </style:style>
    <style:style style:name="T7" style:family="text">
      <style:text-properties officeooo:rsid="0024b2fb"/>
    </style:style>
    <style:style style:name="T8" style:family="text">
      <style:text-properties officeooo:rsid="00253958"/>
    </style:style>
    <style:style style:name="T9" style:family="text">
      <style:text-properties officeooo:rsid="00270ac0"/>
    </style:style>
    <style:style style:name="T10" style:family="text">
      <style:text-properties officeooo:rsid="002a5b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text:tab/><text:span text:style-name="T1">R5.D.11 Intégration et Performances de SI (Partie décisionnelle Vallès)</text:span></text:p>
      <text:p text:style-name="P1"/>
      <text:p text:style-name="P1"/>
      <text:p text:style-name="P1"/>
      <text:p text:style-name="P1">SAD = Sys d’aide à la décision </text:p>
      <text:p text:style-name="P1"/>
      <text:p text:style-name="P1">Analyser / Concevoir / Dév</text:p>
      <text:p text:style-name="P1"/>
      <text:p text:style-name="P1">Avec des outils (Excel, Power BI, Qlik, SQL SERVER, Univers et Rapports Business Object)</text:p>
      <text:p text:style-name="P1"/>
      <text:p text:style-name="P1"/>
      <text:p text:style-name="P1">I-/ Aide à la décision (ou Business Intelligence) </text:p>
      <text:p text:style-name="P1"/>
      <text:p text:style-name="P1"/>
      <text:p text:style-name="P1">Décision : Résultat d un processus comportant le choix conscient entre plusieurs solutions, en vue d’atteindre un objectif</text:p>
      <text:p text:style-name="P1"/>
      <text:p text:style-name="P1">Décision implique un choix </text:p>
      <text:p text:style-name="P1"/>
      <text:p text:style-name="P1">Processus de décision : </text:p>
      <text:p text:style-name="P1">- Définition contraintes et Problèmes</text:p>
      <text:p text:style-name="P1">- Rassembler les données</text:p>
      <text:p text:style-name="P1">-Analyse des données</text:p>
      <text:p text:style-name="P1">- Établir des solutions</text:p>
      <text:p text:style-name="P1"/>
      <text:p text:style-name="P1">Pyramide de Ansoff : </text:p>
      <text:p text:style-name="P1"/>
      <text:p text:style-name="P1">-LT : +5 ans, direction, impacte la vie de l’entreprise <text:s/></text:p>
      <text:p text:style-name="P1">-MT : 1 à 5 ans, <text:s/>pris par des chefs de services (moyen dans hiérarchie) </text:p>
      <text:p text:style-name="P1">- CT : <text:s/>min à qql mois, gestion courante, prise par les opérationnelles, réversible, pas risquée </text:p>
      <text:p text:style-name="P1"/>
      <text:p text:style-name="P1">Décideurs =&gt; 1 ou plusieurs personnes avec un groupe hiérarchique <text:span text:style-name="T3">qui implique le sens de décision</text:span>, <text:span text:style-name="T2">métier spécifique avec culture informatique très différent. Impact sur l’autonomie (définition des besoins importants) </text:span></text:p>
      <text:p text:style-name="P1"/>
      <text:p text:style-name="P2"/>
      <text:p text:style-name="P2">BI : Moyens, outils et méthodes qui offrent une aide à la décision pour une entreprise et permettant aux décideurs d’avoir une vue d’ensemble sur l’activité traitée. </text:p>
      <text:p text:style-name="P2"/>
      <text:p text:style-name="P3">La BI va assister le processus décisionnel </text:p>
      <text:p text:style-name="P3"/>
      <text:p text:style-name="P3">Important de savoir à quel niveau on se situe et les acteurs et comment vont procéder avec outils et méthodes. </text:p>
      <text:p text:style-name="P3"/>
      <text:p text:style-name="P4">Le SAD fait partie du BI et ne représente pas qu’un outil (peut etre un ensemble) </text:p>
      <text:p text:style-name="P4"/>
      <text:p text:style-name="P4">Données personnelles de l’entreprise =&gt; Notion d’informations =&gt; Indicateurs</text:p>
      <text:p text:style-name="P4"/>
      <text:p text:style-name="P4">Le SAD se situe au coeur même du SI et vient s’appuyer directement dessus. </text:p>
      <text:p text:style-name="P4"/>
      <text:p text:style-name="P5"><text:soft-page-break/>SAD : technologie au service du processus de décision adaptée au profil de l’entreprise, à son activité et aux décideurs. </text:p>
      <text:p text:style-name="P5"/>
      <text:p text:style-name="P6">Le SAD ne décide pas mais assiste à la décision en amenant des solutions. </text:p>
      <text:p text:style-name="P6"/>
      <text:p text:style-name="P6"/>
      <text:p text:style-name="P1">II-/ Indicateurs</text:p>
      <text:p text:style-name="P1"/>
      <text:p text:style-name="P1">- <text:span text:style-name="T4">En fonction de critères de décision (compétence, nature de la donnée, traitement de la donnée, <text:s/>etc.)</text:span></text:p>
      <text:p text:style-name="P1"/>
      <text:p text:style-name="P1">- <text:span text:style-name="T4">Construire des indicateurs et les présenter</text:span></text:p>
      <text:p text:style-name="P1"/>
      <text:p text:style-name="P7"><text:span text:style-name="T5">Construire des indicateurs : </text:span>Information ou ensemble d’informations contribuant à l’appréciation d’une situation par le décideur.</text:p>
      <text:p text:style-name="P7"/>
      <text:p text:style-name="P8">Ces indicateurs permettent d’évaluer, diagnostiquer, mesurer une progression, communiquer etc...</text:p>
      <text:p text:style-name="P1"/>
      <text:p text:style-name="P9">Saisie correctement (calculé ou saisie correctement) et le plus claire possible ( qualitatif ou quantitatif <text:span text:style-name="T6">le plus précis possible</text:span>), valide (correspond à la bonne période d’analyse, à jour et authentique), partagés (compris et accepter par tous).</text:p>
      <text:p text:style-name="P1"/>
      <text:p text:style-name="P1"/>
      <text:p text:style-name="P1">III-/ Archi décisionnelles </text:p>
      <text:p text:style-name="P1"/>
      <text:p text:style-name="P10">3 grandes phases:</text:p>
      <text:p text:style-name="P10"/>
      <text:p text:style-name="P10">- Collecter que les données nécessaires au domaine de décision de mes décideurs</text:p>
      <text:p text:style-name="P10">- Intégrer ces données dans l’architecture</text:p>
      <text:p text:style-name="P10">- Restituer au bon décideur cette donnée</text:p>
      <text:p text:style-name="P10"/>
      <text:p text:style-name="P10">La donnée décisionnelle doit être protégée de l’environnement décisionnel (aucun impact si changement d’outil par exemple). </text:p>
      <text:p text:style-name="P10"/>
      <text:p text:style-name="P11">On peut avoir des données hétérogènes (Structurée : BD, Excel, semi-structurées : Texte, XML). <text:span text:style-name="T7">Ou se situe ces informations =&gt; implique une difficulté technique de ces données sur la structure et l’organisation </text:span><text:span text:style-name="T8">(selon le processus fonctionnel)</text:span><text:span text:style-name="T7">. </text:span><text:span text:style-name="T9">La donnée n’est pas forcément idéale pour le traitement (requête lourde peut bloquer le sys transactionnel. </text:span></text:p>
      <text:p text:style-name="P11"/>
      <text:p text:style-name="P12">En décisionnel =&gt; accès simple et rapide à l’information stratégique, du sens aux données (<text:span text:style-name="T10">données travaillées : </text:span>informations et indicateurs), une vision transversale des données de l’entreprise.</text:p>
      <text:p text:style-name="P1"/>
      <text:p text:style-name="P13">La BD opérationnelle est la pour soutenir un processus. </text:p>
      <text:p text:style-name="P13"/>
      <text:p text:style-name="P14">Collecter les données : En entrée des données hétérogènes brutes = &gt; sur la base d’un référentiel ETL =&gt; données homogènes</text:p>
      <text:p text:style-name="P14"/>
      <text:p text:style-name="P14">ETL : Extract – Transform – Load </text:p>
      <text:p text:style-name="P14"/>
      <text:p text:style-name="P14">Extraire les données depuis la dernière extraction</text:p>
      <text:p text:style-name="P14">Transformer suivant le référentiel : vérifier, rapprocher, nettoyer, agréger, enrichir, qualifier et trier</text:p>
      <text:p text:style-name="P15">Charger =&gt; stocker dans l’entrepôt de données</text:p>
      <text:p text:style-name="P1"><text:soft-page-break/></text:p>
      <text:p text:style-name="P1">IV-/ Démarches et Cas Pratiqu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3T14:31:05.577316187</meta:creation-date>
    <dc:date>2024-09-23T18:00:47.253109202</dc:date>
    <meta:editing-duration>PT3H29M28S</meta:editing-duration>
    <meta:editing-cycles>26</meta:editing-cycles>
    <meta:generator>LibreOffice/7.4.7.2$Linux_X86_64 LibreOffice_project/40$Build-2</meta:generator>
    <meta:document-statistic meta:table-count="0" meta:image-count="0" meta:object-count="0" meta:page-count="3" meta:paragraph-count="46" meta:word-count="569" meta:character-count="3716" meta:non-whitespace-character-count="3165"/>
  </office:meta>
</office:document-meta>
</file>